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8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1.774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1.588cm" fo:break-before="auto" style:use-optimal-row-height="false"/>
    </style:style>
    <style:style style:name="ro3" style:family="table-row">
      <style:table-row-properties style:row-height="0.767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ext-properties fo:color="#ff0000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ALGORYTM SPRAWDZAJĄCY, CZY CIĄG JEST ROSNĄCY</text:p>
          </table:table-cell>
          <table:table-cell table:number-columns-repeated="5"/>
          <table:table-cell table:style-name="ce10" office:value-type="string">
            <text:p>kolorem niebieskim oznaczone są komórki, do których należy wprowadzić odpowiednie wartości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iąg liczb całkowitych</text:p>
          </table:table-cell>
          <table:table-cell table:style-name="ce2" office:value-type="string">
            <text:p>Sprawdzanie, czy ciąg jest rosnący</text:p>
          </table:table-cell>
          <table:table-cell table:number-columns-repeated="4"/>
          <table:table-cell table:style-name="ce11" office:value-type="string">
            <text:p>kolorem czerwonym wyróżniono wyniki</text:p>
          </table:table-cell>
          <table:table-cell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formula="of:=IF([.A3]&lt;&gt;&quot;&quot;;0;&quot;&quot;)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style-name="ce3" office:value-type="float" office:value="3">
            <text:p>3</text:p>
          </table:table-cell>
          <table:table-cell table:formula="of:=IF([.A4]&lt;&gt;&quot;&quot;;IF([.A3]&lt;[.A4];0;1);&quot;&quot;)" office:value-type="float" office:value="0">
            <text:p>0</text:p>
          </table:table-cell>
          <table:table-cell/>
          <table:table-cell table:style-name="ce7" office:value-type="string">
            <text:p>Wynik:</text:p>
          </table:table-cell>
          <table:table-cell table:style-name="ce9" table:formula="of:=IF(SUM([.B3:.B500])=0;&quot;ciąg jest rosnący&quot;;&quot;ciąg nie jest rosnący&quot;)" office:value-type="string" office:string-value="ciąg nie jest rosnący">
            <text:p>ciąg nie jest rosnący</text:p>
          </table:table-cell>
          <table:table-cell table:number-columns-repeated="1019"/>
        </table:table-row>
        <table:table-row table:style-name="ro5">
          <table:table-cell table:style-name="ce3" office:value-type="float" office:value="4">
            <text:p>4</text:p>
          </table:table-cell>
          <table:table-cell table:formula="of:=IF([.A5]&lt;&gt;&quot;&quot;;IF([.A4]&lt;[.A5];0;1);&quot;&quot;)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style-name="ce3" office:value-type="float" office:value="5">
            <text:p>5</text:p>
          </table:table-cell>
          <table:table-cell table:formula="of:=IF([.A6]&lt;&gt;&quot;&quot;;IF([.A5]&lt;[.A6];0;1);&quot;&quot;)" office:value-type="float" office:value="0">
            <text:p>0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3" office:value-type="float" office:value="3">
            <text:p>3</text:p>
          </table:table-cell>
          <table:table-cell table:formula="of:=IF([.A7]&lt;&gt;&quot;&quot;;IF([.A6]&lt;[.A7];0;1);&quot;&quot;)" office:value-type="float" office:value="1">
            <text:p>1</text:p>
          </table:table-cell>
          <table:table-cell/>
          <table:table-cell table:style-name="ce8"/>
          <table:table-cell table:number-columns-repeated="1020"/>
        </table:table-row>
        <table:table-row table:style-name="ro6">
          <table:table-cell table:style-name="ce3" office:value-type="float" office:value="7">
            <text:p>7</text:p>
          </table:table-cell>
          <table:table-cell table:formula="of:=IF([.A8]&lt;&gt;&quot;&quot;;IF([.A7]&lt;[.A8];0;1);&quot;&quot;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8">
            <text:p>8</text:p>
          </table:table-cell>
          <table:table-cell table:formula="of:=IF([.A9]&lt;&gt;&quot;&quot;;IF([.A8]&lt;[.A9];0;1);&quot;&quot;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9">
            <text:p>9</text:p>
          </table:table-cell>
          <table:table-cell table:formula="of:=IF([.A10]&lt;&gt;&quot;&quot;;IF([.A9]&lt;[.A10];0;1);&quot;&quot;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10">
            <text:p>10</text:p>
          </table:table-cell>
          <table:table-cell table:formula="of:=IF([.A11]&lt;&gt;&quot;&quot;;IF([.A10]&lt;[.A11];0;1);&quot;&quot;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11">
            <text:p>11</text:p>
          </table:table-cell>
          <table:table-cell table:formula="of:=IF([.A12]&lt;&gt;&quot;&quot;;IF([.A11]&lt;[.A12];0;1);&quot;&quot;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 office:value-type="float" office:value="12">
            <text:p>12</text:p>
          </table:table-cell>
          <table:table-cell table:formula="of:=IF([.A13]&lt;&gt;&quot;&quot;;IF([.A12]&lt;[.A13];0;1);&quot;&quot;)" office:value-type="float" office:value="0">
            <text:p>0</text:p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4]&lt;&gt;&quot;&quot;;IF([.A13]&lt;[.A1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5]&lt;&gt;&quot;&quot;;IF([.A14]&lt;[.A1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6]&lt;&gt;&quot;&quot;;IF([.A15]&lt;[.A1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7]&lt;&gt;&quot;&quot;;IF([.A16]&lt;[.A1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8]&lt;&gt;&quot;&quot;;IF([.A17]&lt;[.A1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9]&lt;&gt;&quot;&quot;;IF([.A18]&lt;[.A1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0]&lt;&gt;&quot;&quot;;IF([.A19]&lt;[.A2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1]&lt;&gt;&quot;&quot;;IF([.A20]&lt;[.A2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2]&lt;&gt;&quot;&quot;;IF([.A21]&lt;[.A2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3]&lt;&gt;&quot;&quot;;IF([.A22]&lt;[.A2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4]&lt;&gt;&quot;&quot;;IF([.A23]&lt;[.A2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5]&lt;&gt;&quot;&quot;;IF([.A24]&lt;[.A2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6]&lt;&gt;&quot;&quot;;IF([.A25]&lt;[.A2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7]&lt;&gt;&quot;&quot;;IF([.A26]&lt;[.A2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8]&lt;&gt;&quot;&quot;;IF([.A27]&lt;[.A2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9]&lt;&gt;&quot;&quot;;IF([.A28]&lt;[.A2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0]&lt;&gt;&quot;&quot;;IF([.A29]&lt;[.A3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1]&lt;&gt;&quot;&quot;;IF([.A30]&lt;[.A3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2]&lt;&gt;&quot;&quot;;IF([.A31]&lt;[.A3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3]&lt;&gt;&quot;&quot;;IF([.A32]&lt;[.A3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4]&lt;&gt;&quot;&quot;;IF([.A33]&lt;[.A3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5]&lt;&gt;&quot;&quot;;IF([.A34]&lt;[.A3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6]&lt;&gt;&quot;&quot;;IF([.A35]&lt;[.A3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7]&lt;&gt;&quot;&quot;;IF([.A36]&lt;[.A3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8]&lt;&gt;&quot;&quot;;IF([.A37]&lt;[.A3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9]&lt;&gt;&quot;&quot;;IF([.A38]&lt;[.A3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0]&lt;&gt;&quot;&quot;;IF([.A39]&lt;[.A4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1]&lt;&gt;&quot;&quot;;IF([.A40]&lt;[.A4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2]&lt;&gt;&quot;&quot;;IF([.A41]&lt;[.A4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3]&lt;&gt;&quot;&quot;;IF([.A42]&lt;[.A4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4]&lt;&gt;&quot;&quot;;IF([.A43]&lt;[.A4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5]&lt;&gt;&quot;&quot;;IF([.A44]&lt;[.A4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6]&lt;&gt;&quot;&quot;;IF([.A45]&lt;[.A4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7]&lt;&gt;&quot;&quot;;IF([.A46]&lt;[.A4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8]&lt;&gt;&quot;&quot;;IF([.A47]&lt;[.A4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9]&lt;&gt;&quot;&quot;;IF([.A48]&lt;[.A4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50]&lt;&gt;&quot;&quot;;IF([.A49]&lt;[.A5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51]&lt;&gt;&quot;&quot;;IF([.A50]&lt;[.A5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52]&lt;&gt;&quot;&quot;;IF([.A51]&lt;[.A5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53]&lt;&gt;&quot;&quot;;IF([.A52]&lt;[.A5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54]&lt;&gt;&quot;&quot;;IF([.A53]&lt;[.A5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55]&lt;&gt;&quot;&quot;;IF([.A54]&lt;[.A5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56]&lt;&gt;&quot;&quot;;IF([.A55]&lt;[.A5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57]&lt;&gt;&quot;&quot;;IF([.A56]&lt;[.A5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58]&lt;&gt;&quot;&quot;;IF([.A57]&lt;[.A5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59]&lt;&gt;&quot;&quot;;IF([.A58]&lt;[.A5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60]&lt;&gt;&quot;&quot;;IF([.A59]&lt;[.A6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61]&lt;&gt;&quot;&quot;;IF([.A60]&lt;[.A6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62]&lt;&gt;&quot;&quot;;IF([.A61]&lt;[.A6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63]&lt;&gt;&quot;&quot;;IF([.A62]&lt;[.A6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64]&lt;&gt;&quot;&quot;;IF([.A63]&lt;[.A6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65]&lt;&gt;&quot;&quot;;IF([.A64]&lt;[.A6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66]&lt;&gt;&quot;&quot;;IF([.A65]&lt;[.A6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67]&lt;&gt;&quot;&quot;;IF([.A66]&lt;[.A6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68]&lt;&gt;&quot;&quot;;IF([.A67]&lt;[.A6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69]&lt;&gt;&quot;&quot;;IF([.A68]&lt;[.A6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70]&lt;&gt;&quot;&quot;;IF([.A69]&lt;[.A7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71]&lt;&gt;&quot;&quot;;IF([.A70]&lt;[.A7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72]&lt;&gt;&quot;&quot;;IF([.A71]&lt;[.A7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73]&lt;&gt;&quot;&quot;;IF([.A72]&lt;[.A7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74]&lt;&gt;&quot;&quot;;IF([.A73]&lt;[.A7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75]&lt;&gt;&quot;&quot;;IF([.A74]&lt;[.A7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76]&lt;&gt;&quot;&quot;;IF([.A75]&lt;[.A7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77]&lt;&gt;&quot;&quot;;IF([.A76]&lt;[.A7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78]&lt;&gt;&quot;&quot;;IF([.A77]&lt;[.A7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79]&lt;&gt;&quot;&quot;;IF([.A78]&lt;[.A7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80]&lt;&gt;&quot;&quot;;IF([.A79]&lt;[.A8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81]&lt;&gt;&quot;&quot;;IF([.A80]&lt;[.A8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82]&lt;&gt;&quot;&quot;;IF([.A81]&lt;[.A8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83]&lt;&gt;&quot;&quot;;IF([.A82]&lt;[.A8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84]&lt;&gt;&quot;&quot;;IF([.A83]&lt;[.A8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85]&lt;&gt;&quot;&quot;;IF([.A84]&lt;[.A8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86]&lt;&gt;&quot;&quot;;IF([.A85]&lt;[.A8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87]&lt;&gt;&quot;&quot;;IF([.A86]&lt;[.A8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88]&lt;&gt;&quot;&quot;;IF([.A87]&lt;[.A8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89]&lt;&gt;&quot;&quot;;IF([.A88]&lt;[.A8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90]&lt;&gt;&quot;&quot;;IF([.A89]&lt;[.A9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91]&lt;&gt;&quot;&quot;;IF([.A90]&lt;[.A9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92]&lt;&gt;&quot;&quot;;IF([.A91]&lt;[.A9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93]&lt;&gt;&quot;&quot;;IF([.A92]&lt;[.A9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94]&lt;&gt;&quot;&quot;;IF([.A93]&lt;[.A9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95]&lt;&gt;&quot;&quot;;IF([.A94]&lt;[.A9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96]&lt;&gt;&quot;&quot;;IF([.A95]&lt;[.A9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97]&lt;&gt;&quot;&quot;;IF([.A96]&lt;[.A9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98]&lt;&gt;&quot;&quot;;IF([.A97]&lt;[.A9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99]&lt;&gt;&quot;&quot;;IF([.A98]&lt;[.A9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00]&lt;&gt;&quot;&quot;;IF([.A99]&lt;[.A10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01]&lt;&gt;&quot;&quot;;IF([.A100]&lt;[.A10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02]&lt;&gt;&quot;&quot;;IF([.A101]&lt;[.A10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03]&lt;&gt;&quot;&quot;;IF([.A102]&lt;[.A10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04]&lt;&gt;&quot;&quot;;IF([.A103]&lt;[.A10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05]&lt;&gt;&quot;&quot;;IF([.A104]&lt;[.A10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06]&lt;&gt;&quot;&quot;;IF([.A105]&lt;[.A10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07]&lt;&gt;&quot;&quot;;IF([.A106]&lt;[.A10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08]&lt;&gt;&quot;&quot;;IF([.A107]&lt;[.A10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09]&lt;&gt;&quot;&quot;;IF([.A108]&lt;[.A10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10]&lt;&gt;&quot;&quot;;IF([.A109]&lt;[.A11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11]&lt;&gt;&quot;&quot;;IF([.A110]&lt;[.A11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12]&lt;&gt;&quot;&quot;;IF([.A111]&lt;[.A11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13]&lt;&gt;&quot;&quot;;IF([.A112]&lt;[.A11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14]&lt;&gt;&quot;&quot;;IF([.A113]&lt;[.A11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15]&lt;&gt;&quot;&quot;;IF([.A114]&lt;[.A11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16]&lt;&gt;&quot;&quot;;IF([.A115]&lt;[.A11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17]&lt;&gt;&quot;&quot;;IF([.A116]&lt;[.A11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18]&lt;&gt;&quot;&quot;;IF([.A117]&lt;[.A11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19]&lt;&gt;&quot;&quot;;IF([.A118]&lt;[.A11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20]&lt;&gt;&quot;&quot;;IF([.A119]&lt;[.A12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21]&lt;&gt;&quot;&quot;;IF([.A120]&lt;[.A12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22]&lt;&gt;&quot;&quot;;IF([.A121]&lt;[.A12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23]&lt;&gt;&quot;&quot;;IF([.A122]&lt;[.A12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24]&lt;&gt;&quot;&quot;;IF([.A123]&lt;[.A12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25]&lt;&gt;&quot;&quot;;IF([.A124]&lt;[.A12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26]&lt;&gt;&quot;&quot;;IF([.A125]&lt;[.A12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27]&lt;&gt;&quot;&quot;;IF([.A126]&lt;[.A12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28]&lt;&gt;&quot;&quot;;IF([.A127]&lt;[.A12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29]&lt;&gt;&quot;&quot;;IF([.A128]&lt;[.A12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30]&lt;&gt;&quot;&quot;;IF([.A129]&lt;[.A13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31]&lt;&gt;&quot;&quot;;IF([.A130]&lt;[.A13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32]&lt;&gt;&quot;&quot;;IF([.A131]&lt;[.A13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33]&lt;&gt;&quot;&quot;;IF([.A132]&lt;[.A13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34]&lt;&gt;&quot;&quot;;IF([.A133]&lt;[.A13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35]&lt;&gt;&quot;&quot;;IF([.A134]&lt;[.A13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36]&lt;&gt;&quot;&quot;;IF([.A135]&lt;[.A13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37]&lt;&gt;&quot;&quot;;IF([.A136]&lt;[.A13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38]&lt;&gt;&quot;&quot;;IF([.A137]&lt;[.A13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39]&lt;&gt;&quot;&quot;;IF([.A138]&lt;[.A13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40]&lt;&gt;&quot;&quot;;IF([.A139]&lt;[.A14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41]&lt;&gt;&quot;&quot;;IF([.A140]&lt;[.A14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42]&lt;&gt;&quot;&quot;;IF([.A141]&lt;[.A14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43]&lt;&gt;&quot;&quot;;IF([.A142]&lt;[.A14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44]&lt;&gt;&quot;&quot;;IF([.A143]&lt;[.A14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45]&lt;&gt;&quot;&quot;;IF([.A144]&lt;[.A14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46]&lt;&gt;&quot;&quot;;IF([.A145]&lt;[.A14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47]&lt;&gt;&quot;&quot;;IF([.A146]&lt;[.A14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48]&lt;&gt;&quot;&quot;;IF([.A147]&lt;[.A14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49]&lt;&gt;&quot;&quot;;IF([.A148]&lt;[.A14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50]&lt;&gt;&quot;&quot;;IF([.A149]&lt;[.A15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51]&lt;&gt;&quot;&quot;;IF([.A150]&lt;[.A15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52]&lt;&gt;&quot;&quot;;IF([.A151]&lt;[.A15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53]&lt;&gt;&quot;&quot;;IF([.A152]&lt;[.A15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54]&lt;&gt;&quot;&quot;;IF([.A153]&lt;[.A15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55]&lt;&gt;&quot;&quot;;IF([.A154]&lt;[.A15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56]&lt;&gt;&quot;&quot;;IF([.A155]&lt;[.A15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57]&lt;&gt;&quot;&quot;;IF([.A156]&lt;[.A15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58]&lt;&gt;&quot;&quot;;IF([.A157]&lt;[.A15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59]&lt;&gt;&quot;&quot;;IF([.A158]&lt;[.A15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60]&lt;&gt;&quot;&quot;;IF([.A159]&lt;[.A16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61]&lt;&gt;&quot;&quot;;IF([.A160]&lt;[.A16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62]&lt;&gt;&quot;&quot;;IF([.A161]&lt;[.A16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63]&lt;&gt;&quot;&quot;;IF([.A162]&lt;[.A16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64]&lt;&gt;&quot;&quot;;IF([.A163]&lt;[.A16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65]&lt;&gt;&quot;&quot;;IF([.A164]&lt;[.A16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66]&lt;&gt;&quot;&quot;;IF([.A165]&lt;[.A16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67]&lt;&gt;&quot;&quot;;IF([.A166]&lt;[.A16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68]&lt;&gt;&quot;&quot;;IF([.A167]&lt;[.A16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69]&lt;&gt;&quot;&quot;;IF([.A168]&lt;[.A16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70]&lt;&gt;&quot;&quot;;IF([.A169]&lt;[.A17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71]&lt;&gt;&quot;&quot;;IF([.A170]&lt;[.A17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72]&lt;&gt;&quot;&quot;;IF([.A171]&lt;[.A17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73]&lt;&gt;&quot;&quot;;IF([.A172]&lt;[.A17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74]&lt;&gt;&quot;&quot;;IF([.A173]&lt;[.A17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75]&lt;&gt;&quot;&quot;;IF([.A174]&lt;[.A17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76]&lt;&gt;&quot;&quot;;IF([.A175]&lt;[.A17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77]&lt;&gt;&quot;&quot;;IF([.A176]&lt;[.A17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78]&lt;&gt;&quot;&quot;;IF([.A177]&lt;[.A17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79]&lt;&gt;&quot;&quot;;IF([.A178]&lt;[.A17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80]&lt;&gt;&quot;&quot;;IF([.A179]&lt;[.A18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81]&lt;&gt;&quot;&quot;;IF([.A180]&lt;[.A18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82]&lt;&gt;&quot;&quot;;IF([.A181]&lt;[.A18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83]&lt;&gt;&quot;&quot;;IF([.A182]&lt;[.A18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84]&lt;&gt;&quot;&quot;;IF([.A183]&lt;[.A18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85]&lt;&gt;&quot;&quot;;IF([.A184]&lt;[.A18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86]&lt;&gt;&quot;&quot;;IF([.A185]&lt;[.A18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87]&lt;&gt;&quot;&quot;;IF([.A186]&lt;[.A18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88]&lt;&gt;&quot;&quot;;IF([.A187]&lt;[.A18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89]&lt;&gt;&quot;&quot;;IF([.A188]&lt;[.A18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90]&lt;&gt;&quot;&quot;;IF([.A189]&lt;[.A19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91]&lt;&gt;&quot;&quot;;IF([.A190]&lt;[.A19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92]&lt;&gt;&quot;&quot;;IF([.A191]&lt;[.A19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93]&lt;&gt;&quot;&quot;;IF([.A192]&lt;[.A19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94]&lt;&gt;&quot;&quot;;IF([.A193]&lt;[.A19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95]&lt;&gt;&quot;&quot;;IF([.A194]&lt;[.A19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96]&lt;&gt;&quot;&quot;;IF([.A195]&lt;[.A19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97]&lt;&gt;&quot;&quot;;IF([.A196]&lt;[.A19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98]&lt;&gt;&quot;&quot;;IF([.A197]&lt;[.A19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199]&lt;&gt;&quot;&quot;;IF([.A198]&lt;[.A19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00]&lt;&gt;&quot;&quot;;IF([.A199]&lt;[.A20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01]&lt;&gt;&quot;&quot;;IF([.A200]&lt;[.A20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02]&lt;&gt;&quot;&quot;;IF([.A201]&lt;[.A20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03]&lt;&gt;&quot;&quot;;IF([.A202]&lt;[.A20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04]&lt;&gt;&quot;&quot;;IF([.A203]&lt;[.A20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05]&lt;&gt;&quot;&quot;;IF([.A204]&lt;[.A20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06]&lt;&gt;&quot;&quot;;IF([.A205]&lt;[.A20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07]&lt;&gt;&quot;&quot;;IF([.A206]&lt;[.A20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08]&lt;&gt;&quot;&quot;;IF([.A207]&lt;[.A20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09]&lt;&gt;&quot;&quot;;IF([.A208]&lt;[.A20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10]&lt;&gt;&quot;&quot;;IF([.A209]&lt;[.A21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11]&lt;&gt;&quot;&quot;;IF([.A210]&lt;[.A21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12]&lt;&gt;&quot;&quot;;IF([.A211]&lt;[.A21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13]&lt;&gt;&quot;&quot;;IF([.A212]&lt;[.A21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14]&lt;&gt;&quot;&quot;;IF([.A213]&lt;[.A21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15]&lt;&gt;&quot;&quot;;IF([.A214]&lt;[.A21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16]&lt;&gt;&quot;&quot;;IF([.A215]&lt;[.A21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17]&lt;&gt;&quot;&quot;;IF([.A216]&lt;[.A21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18]&lt;&gt;&quot;&quot;;IF([.A217]&lt;[.A21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19]&lt;&gt;&quot;&quot;;IF([.A218]&lt;[.A21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20]&lt;&gt;&quot;&quot;;IF([.A219]&lt;[.A22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21]&lt;&gt;&quot;&quot;;IF([.A220]&lt;[.A22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22]&lt;&gt;&quot;&quot;;IF([.A221]&lt;[.A22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23]&lt;&gt;&quot;&quot;;IF([.A222]&lt;[.A22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24]&lt;&gt;&quot;&quot;;IF([.A223]&lt;[.A22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25]&lt;&gt;&quot;&quot;;IF([.A224]&lt;[.A22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26]&lt;&gt;&quot;&quot;;IF([.A225]&lt;[.A22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27]&lt;&gt;&quot;&quot;;IF([.A226]&lt;[.A22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28]&lt;&gt;&quot;&quot;;IF([.A227]&lt;[.A22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29]&lt;&gt;&quot;&quot;;IF([.A228]&lt;[.A22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30]&lt;&gt;&quot;&quot;;IF([.A229]&lt;[.A23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31]&lt;&gt;&quot;&quot;;IF([.A230]&lt;[.A23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32]&lt;&gt;&quot;&quot;;IF([.A231]&lt;[.A23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33]&lt;&gt;&quot;&quot;;IF([.A232]&lt;[.A23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34]&lt;&gt;&quot;&quot;;IF([.A233]&lt;[.A23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35]&lt;&gt;&quot;&quot;;IF([.A234]&lt;[.A23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36]&lt;&gt;&quot;&quot;;IF([.A235]&lt;[.A23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37]&lt;&gt;&quot;&quot;;IF([.A236]&lt;[.A23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38]&lt;&gt;&quot;&quot;;IF([.A237]&lt;[.A23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39]&lt;&gt;&quot;&quot;;IF([.A238]&lt;[.A23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40]&lt;&gt;&quot;&quot;;IF([.A239]&lt;[.A24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41]&lt;&gt;&quot;&quot;;IF([.A240]&lt;[.A24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42]&lt;&gt;&quot;&quot;;IF([.A241]&lt;[.A24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43]&lt;&gt;&quot;&quot;;IF([.A242]&lt;[.A24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44]&lt;&gt;&quot;&quot;;IF([.A243]&lt;[.A24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45]&lt;&gt;&quot;&quot;;IF([.A244]&lt;[.A24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46]&lt;&gt;&quot;&quot;;IF([.A245]&lt;[.A24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47]&lt;&gt;&quot;&quot;;IF([.A246]&lt;[.A24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48]&lt;&gt;&quot;&quot;;IF([.A247]&lt;[.A24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49]&lt;&gt;&quot;&quot;;IF([.A248]&lt;[.A24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50]&lt;&gt;&quot;&quot;;IF([.A249]&lt;[.A25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51]&lt;&gt;&quot;&quot;;IF([.A250]&lt;[.A25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52]&lt;&gt;&quot;&quot;;IF([.A251]&lt;[.A25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53]&lt;&gt;&quot;&quot;;IF([.A252]&lt;[.A25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54]&lt;&gt;&quot;&quot;;IF([.A253]&lt;[.A25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55]&lt;&gt;&quot;&quot;;IF([.A254]&lt;[.A25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56]&lt;&gt;&quot;&quot;;IF([.A255]&lt;[.A25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57]&lt;&gt;&quot;&quot;;IF([.A256]&lt;[.A25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58]&lt;&gt;&quot;&quot;;IF([.A257]&lt;[.A25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59]&lt;&gt;&quot;&quot;;IF([.A258]&lt;[.A25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60]&lt;&gt;&quot;&quot;;IF([.A259]&lt;[.A26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61]&lt;&gt;&quot;&quot;;IF([.A260]&lt;[.A26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62]&lt;&gt;&quot;&quot;;IF([.A261]&lt;[.A26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63]&lt;&gt;&quot;&quot;;IF([.A262]&lt;[.A26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64]&lt;&gt;&quot;&quot;;IF([.A263]&lt;[.A26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65]&lt;&gt;&quot;&quot;;IF([.A264]&lt;[.A26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66]&lt;&gt;&quot;&quot;;IF([.A265]&lt;[.A26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67]&lt;&gt;&quot;&quot;;IF([.A266]&lt;[.A26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68]&lt;&gt;&quot;&quot;;IF([.A267]&lt;[.A26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69]&lt;&gt;&quot;&quot;;IF([.A268]&lt;[.A26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70]&lt;&gt;&quot;&quot;;IF([.A269]&lt;[.A27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71]&lt;&gt;&quot;&quot;;IF([.A270]&lt;[.A27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72]&lt;&gt;&quot;&quot;;IF([.A271]&lt;[.A27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73]&lt;&gt;&quot;&quot;;IF([.A272]&lt;[.A27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74]&lt;&gt;&quot;&quot;;IF([.A273]&lt;[.A27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75]&lt;&gt;&quot;&quot;;IF([.A274]&lt;[.A27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76]&lt;&gt;&quot;&quot;;IF([.A275]&lt;[.A27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77]&lt;&gt;&quot;&quot;;IF([.A276]&lt;[.A27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78]&lt;&gt;&quot;&quot;;IF([.A277]&lt;[.A27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79]&lt;&gt;&quot;&quot;;IF([.A278]&lt;[.A27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80]&lt;&gt;&quot;&quot;;IF([.A279]&lt;[.A28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81]&lt;&gt;&quot;&quot;;IF([.A280]&lt;[.A28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82]&lt;&gt;&quot;&quot;;IF([.A281]&lt;[.A28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83]&lt;&gt;&quot;&quot;;IF([.A282]&lt;[.A28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84]&lt;&gt;&quot;&quot;;IF([.A283]&lt;[.A28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85]&lt;&gt;&quot;&quot;;IF([.A284]&lt;[.A28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86]&lt;&gt;&quot;&quot;;IF([.A285]&lt;[.A28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87]&lt;&gt;&quot;&quot;;IF([.A286]&lt;[.A28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88]&lt;&gt;&quot;&quot;;IF([.A287]&lt;[.A28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89]&lt;&gt;&quot;&quot;;IF([.A288]&lt;[.A28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90]&lt;&gt;&quot;&quot;;IF([.A289]&lt;[.A29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91]&lt;&gt;&quot;&quot;;IF([.A290]&lt;[.A29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92]&lt;&gt;&quot;&quot;;IF([.A291]&lt;[.A29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93]&lt;&gt;&quot;&quot;;IF([.A292]&lt;[.A29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94]&lt;&gt;&quot;&quot;;IF([.A293]&lt;[.A29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95]&lt;&gt;&quot;&quot;;IF([.A294]&lt;[.A29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96]&lt;&gt;&quot;&quot;;IF([.A295]&lt;[.A29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97]&lt;&gt;&quot;&quot;;IF([.A296]&lt;[.A29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98]&lt;&gt;&quot;&quot;;IF([.A297]&lt;[.A29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299]&lt;&gt;&quot;&quot;;IF([.A298]&lt;[.A29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00]&lt;&gt;&quot;&quot;;IF([.A299]&lt;[.A30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01]&lt;&gt;&quot;&quot;;IF([.A300]&lt;[.A30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02]&lt;&gt;&quot;&quot;;IF([.A301]&lt;[.A30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03]&lt;&gt;&quot;&quot;;IF([.A302]&lt;[.A30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04]&lt;&gt;&quot;&quot;;IF([.A303]&lt;[.A30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05]&lt;&gt;&quot;&quot;;IF([.A304]&lt;[.A30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06]&lt;&gt;&quot;&quot;;IF([.A305]&lt;[.A30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07]&lt;&gt;&quot;&quot;;IF([.A306]&lt;[.A30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08]&lt;&gt;&quot;&quot;;IF([.A307]&lt;[.A30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09]&lt;&gt;&quot;&quot;;IF([.A308]&lt;[.A30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10]&lt;&gt;&quot;&quot;;IF([.A309]&lt;[.A31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11]&lt;&gt;&quot;&quot;;IF([.A310]&lt;[.A31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12]&lt;&gt;&quot;&quot;;IF([.A311]&lt;[.A31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13]&lt;&gt;&quot;&quot;;IF([.A312]&lt;[.A31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14]&lt;&gt;&quot;&quot;;IF([.A313]&lt;[.A31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15]&lt;&gt;&quot;&quot;;IF([.A314]&lt;[.A31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16]&lt;&gt;&quot;&quot;;IF([.A315]&lt;[.A31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17]&lt;&gt;&quot;&quot;;IF([.A316]&lt;[.A31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18]&lt;&gt;&quot;&quot;;IF([.A317]&lt;[.A31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19]&lt;&gt;&quot;&quot;;IF([.A318]&lt;[.A31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20]&lt;&gt;&quot;&quot;;IF([.A319]&lt;[.A32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21]&lt;&gt;&quot;&quot;;IF([.A320]&lt;[.A32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22]&lt;&gt;&quot;&quot;;IF([.A321]&lt;[.A32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23]&lt;&gt;&quot;&quot;;IF([.A322]&lt;[.A32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24]&lt;&gt;&quot;&quot;;IF([.A323]&lt;[.A32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25]&lt;&gt;&quot;&quot;;IF([.A324]&lt;[.A32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26]&lt;&gt;&quot;&quot;;IF([.A325]&lt;[.A32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27]&lt;&gt;&quot;&quot;;IF([.A326]&lt;[.A32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28]&lt;&gt;&quot;&quot;;IF([.A327]&lt;[.A32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29]&lt;&gt;&quot;&quot;;IF([.A328]&lt;[.A32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30]&lt;&gt;&quot;&quot;;IF([.A329]&lt;[.A33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31]&lt;&gt;&quot;&quot;;IF([.A330]&lt;[.A33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32]&lt;&gt;&quot;&quot;;IF([.A331]&lt;[.A33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33]&lt;&gt;&quot;&quot;;IF([.A332]&lt;[.A33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34]&lt;&gt;&quot;&quot;;IF([.A333]&lt;[.A33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35]&lt;&gt;&quot;&quot;;IF([.A334]&lt;[.A33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36]&lt;&gt;&quot;&quot;;IF([.A335]&lt;[.A33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37]&lt;&gt;&quot;&quot;;IF([.A336]&lt;[.A33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38]&lt;&gt;&quot;&quot;;IF([.A337]&lt;[.A33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39]&lt;&gt;&quot;&quot;;IF([.A338]&lt;[.A33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40]&lt;&gt;&quot;&quot;;IF([.A339]&lt;[.A34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41]&lt;&gt;&quot;&quot;;IF([.A340]&lt;[.A34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42]&lt;&gt;&quot;&quot;;IF([.A341]&lt;[.A34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43]&lt;&gt;&quot;&quot;;IF([.A342]&lt;[.A34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44]&lt;&gt;&quot;&quot;;IF([.A343]&lt;[.A34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45]&lt;&gt;&quot;&quot;;IF([.A344]&lt;[.A34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46]&lt;&gt;&quot;&quot;;IF([.A345]&lt;[.A34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47]&lt;&gt;&quot;&quot;;IF([.A346]&lt;[.A34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48]&lt;&gt;&quot;&quot;;IF([.A347]&lt;[.A34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49]&lt;&gt;&quot;&quot;;IF([.A348]&lt;[.A34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50]&lt;&gt;&quot;&quot;;IF([.A349]&lt;[.A35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51]&lt;&gt;&quot;&quot;;IF([.A350]&lt;[.A35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52]&lt;&gt;&quot;&quot;;IF([.A351]&lt;[.A35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53]&lt;&gt;&quot;&quot;;IF([.A352]&lt;[.A35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54]&lt;&gt;&quot;&quot;;IF([.A353]&lt;[.A35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55]&lt;&gt;&quot;&quot;;IF([.A354]&lt;[.A35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56]&lt;&gt;&quot;&quot;;IF([.A355]&lt;[.A35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57]&lt;&gt;&quot;&quot;;IF([.A356]&lt;[.A35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58]&lt;&gt;&quot;&quot;;IF([.A357]&lt;[.A35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59]&lt;&gt;&quot;&quot;;IF([.A358]&lt;[.A35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60]&lt;&gt;&quot;&quot;;IF([.A359]&lt;[.A36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61]&lt;&gt;&quot;&quot;;IF([.A360]&lt;[.A36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62]&lt;&gt;&quot;&quot;;IF([.A361]&lt;[.A36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63]&lt;&gt;&quot;&quot;;IF([.A362]&lt;[.A36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64]&lt;&gt;&quot;&quot;;IF([.A363]&lt;[.A36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65]&lt;&gt;&quot;&quot;;IF([.A364]&lt;[.A36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66]&lt;&gt;&quot;&quot;;IF([.A365]&lt;[.A36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67]&lt;&gt;&quot;&quot;;IF([.A366]&lt;[.A36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68]&lt;&gt;&quot;&quot;;IF([.A367]&lt;[.A36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69]&lt;&gt;&quot;&quot;;IF([.A368]&lt;[.A36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70]&lt;&gt;&quot;&quot;;IF([.A369]&lt;[.A37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71]&lt;&gt;&quot;&quot;;IF([.A370]&lt;[.A37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72]&lt;&gt;&quot;&quot;;IF([.A371]&lt;[.A37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73]&lt;&gt;&quot;&quot;;IF([.A372]&lt;[.A37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74]&lt;&gt;&quot;&quot;;IF([.A373]&lt;[.A37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75]&lt;&gt;&quot;&quot;;IF([.A374]&lt;[.A37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76]&lt;&gt;&quot;&quot;;IF([.A375]&lt;[.A37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77]&lt;&gt;&quot;&quot;;IF([.A376]&lt;[.A37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78]&lt;&gt;&quot;&quot;;IF([.A377]&lt;[.A37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79]&lt;&gt;&quot;&quot;;IF([.A378]&lt;[.A37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80]&lt;&gt;&quot;&quot;;IF([.A379]&lt;[.A38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81]&lt;&gt;&quot;&quot;;IF([.A380]&lt;[.A38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82]&lt;&gt;&quot;&quot;;IF([.A381]&lt;[.A38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83]&lt;&gt;&quot;&quot;;IF([.A382]&lt;[.A38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84]&lt;&gt;&quot;&quot;;IF([.A383]&lt;[.A38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85]&lt;&gt;&quot;&quot;;IF([.A384]&lt;[.A38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86]&lt;&gt;&quot;&quot;;IF([.A385]&lt;[.A38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87]&lt;&gt;&quot;&quot;;IF([.A386]&lt;[.A38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88]&lt;&gt;&quot;&quot;;IF([.A387]&lt;[.A38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89]&lt;&gt;&quot;&quot;;IF([.A388]&lt;[.A38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90]&lt;&gt;&quot;&quot;;IF([.A389]&lt;[.A39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91]&lt;&gt;&quot;&quot;;IF([.A390]&lt;[.A39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92]&lt;&gt;&quot;&quot;;IF([.A391]&lt;[.A39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93]&lt;&gt;&quot;&quot;;IF([.A392]&lt;[.A39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94]&lt;&gt;&quot;&quot;;IF([.A393]&lt;[.A39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95]&lt;&gt;&quot;&quot;;IF([.A394]&lt;[.A39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96]&lt;&gt;&quot;&quot;;IF([.A395]&lt;[.A39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97]&lt;&gt;&quot;&quot;;IF([.A396]&lt;[.A39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98]&lt;&gt;&quot;&quot;;IF([.A397]&lt;[.A39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399]&lt;&gt;&quot;&quot;;IF([.A398]&lt;[.A39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00]&lt;&gt;&quot;&quot;;IF([.A399]&lt;[.A40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01]&lt;&gt;&quot;&quot;;IF([.A400]&lt;[.A40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02]&lt;&gt;&quot;&quot;;IF([.A401]&lt;[.A40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03]&lt;&gt;&quot;&quot;;IF([.A402]&lt;[.A40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04]&lt;&gt;&quot;&quot;;IF([.A403]&lt;[.A40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05]&lt;&gt;&quot;&quot;;IF([.A404]&lt;[.A40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06]&lt;&gt;&quot;&quot;;IF([.A405]&lt;[.A40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07]&lt;&gt;&quot;&quot;;IF([.A406]&lt;[.A40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08]&lt;&gt;&quot;&quot;;IF([.A407]&lt;[.A40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09]&lt;&gt;&quot;&quot;;IF([.A408]&lt;[.A40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10]&lt;&gt;&quot;&quot;;IF([.A409]&lt;[.A41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11]&lt;&gt;&quot;&quot;;IF([.A410]&lt;[.A41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12]&lt;&gt;&quot;&quot;;IF([.A411]&lt;[.A41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13]&lt;&gt;&quot;&quot;;IF([.A412]&lt;[.A41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14]&lt;&gt;&quot;&quot;;IF([.A413]&lt;[.A41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15]&lt;&gt;&quot;&quot;;IF([.A414]&lt;[.A41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16]&lt;&gt;&quot;&quot;;IF([.A415]&lt;[.A41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17]&lt;&gt;&quot;&quot;;IF([.A416]&lt;[.A41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18]&lt;&gt;&quot;&quot;;IF([.A417]&lt;[.A41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19]&lt;&gt;&quot;&quot;;IF([.A418]&lt;[.A41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20]&lt;&gt;&quot;&quot;;IF([.A419]&lt;[.A42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21]&lt;&gt;&quot;&quot;;IF([.A420]&lt;[.A42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22]&lt;&gt;&quot;&quot;;IF([.A421]&lt;[.A42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23]&lt;&gt;&quot;&quot;;IF([.A422]&lt;[.A42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24]&lt;&gt;&quot;&quot;;IF([.A423]&lt;[.A42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25]&lt;&gt;&quot;&quot;;IF([.A424]&lt;[.A42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26]&lt;&gt;&quot;&quot;;IF([.A425]&lt;[.A42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27]&lt;&gt;&quot;&quot;;IF([.A426]&lt;[.A42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28]&lt;&gt;&quot;&quot;;IF([.A427]&lt;[.A42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29]&lt;&gt;&quot;&quot;;IF([.A428]&lt;[.A42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30]&lt;&gt;&quot;&quot;;IF([.A429]&lt;[.A43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31]&lt;&gt;&quot;&quot;;IF([.A430]&lt;[.A43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32]&lt;&gt;&quot;&quot;;IF([.A431]&lt;[.A43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33]&lt;&gt;&quot;&quot;;IF([.A432]&lt;[.A43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34]&lt;&gt;&quot;&quot;;IF([.A433]&lt;[.A43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35]&lt;&gt;&quot;&quot;;IF([.A434]&lt;[.A43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36]&lt;&gt;&quot;&quot;;IF([.A435]&lt;[.A43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37]&lt;&gt;&quot;&quot;;IF([.A436]&lt;[.A43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38]&lt;&gt;&quot;&quot;;IF([.A437]&lt;[.A43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39]&lt;&gt;&quot;&quot;;IF([.A438]&lt;[.A43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40]&lt;&gt;&quot;&quot;;IF([.A439]&lt;[.A44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41]&lt;&gt;&quot;&quot;;IF([.A440]&lt;[.A44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42]&lt;&gt;&quot;&quot;;IF([.A441]&lt;[.A44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43]&lt;&gt;&quot;&quot;;IF([.A442]&lt;[.A44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44]&lt;&gt;&quot;&quot;;IF([.A443]&lt;[.A44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45]&lt;&gt;&quot;&quot;;IF([.A444]&lt;[.A44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46]&lt;&gt;&quot;&quot;;IF([.A445]&lt;[.A44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47]&lt;&gt;&quot;&quot;;IF([.A446]&lt;[.A44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48]&lt;&gt;&quot;&quot;;IF([.A447]&lt;[.A44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49]&lt;&gt;&quot;&quot;;IF([.A448]&lt;[.A44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50]&lt;&gt;&quot;&quot;;IF([.A449]&lt;[.A45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51]&lt;&gt;&quot;&quot;;IF([.A450]&lt;[.A45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52]&lt;&gt;&quot;&quot;;IF([.A451]&lt;[.A45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53]&lt;&gt;&quot;&quot;;IF([.A452]&lt;[.A45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54]&lt;&gt;&quot;&quot;;IF([.A453]&lt;[.A45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55]&lt;&gt;&quot;&quot;;IF([.A454]&lt;[.A45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56]&lt;&gt;&quot;&quot;;IF([.A455]&lt;[.A45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57]&lt;&gt;&quot;&quot;;IF([.A456]&lt;[.A45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58]&lt;&gt;&quot;&quot;;IF([.A457]&lt;[.A45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59]&lt;&gt;&quot;&quot;;IF([.A458]&lt;[.A45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60]&lt;&gt;&quot;&quot;;IF([.A459]&lt;[.A46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61]&lt;&gt;&quot;&quot;;IF([.A460]&lt;[.A46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62]&lt;&gt;&quot;&quot;;IF([.A461]&lt;[.A46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63]&lt;&gt;&quot;&quot;;IF([.A462]&lt;[.A46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64]&lt;&gt;&quot;&quot;;IF([.A463]&lt;[.A46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65]&lt;&gt;&quot;&quot;;IF([.A464]&lt;[.A46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66]&lt;&gt;&quot;&quot;;IF([.A465]&lt;[.A46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67]&lt;&gt;&quot;&quot;;IF([.A466]&lt;[.A46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68]&lt;&gt;&quot;&quot;;IF([.A467]&lt;[.A46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69]&lt;&gt;&quot;&quot;;IF([.A468]&lt;[.A46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70]&lt;&gt;&quot;&quot;;IF([.A469]&lt;[.A47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71]&lt;&gt;&quot;&quot;;IF([.A470]&lt;[.A47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72]&lt;&gt;&quot;&quot;;IF([.A471]&lt;[.A47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73]&lt;&gt;&quot;&quot;;IF([.A472]&lt;[.A47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74]&lt;&gt;&quot;&quot;;IF([.A473]&lt;[.A47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75]&lt;&gt;&quot;&quot;;IF([.A474]&lt;[.A47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76]&lt;&gt;&quot;&quot;;IF([.A475]&lt;[.A47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77]&lt;&gt;&quot;&quot;;IF([.A476]&lt;[.A47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78]&lt;&gt;&quot;&quot;;IF([.A477]&lt;[.A47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79]&lt;&gt;&quot;&quot;;IF([.A478]&lt;[.A47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80]&lt;&gt;&quot;&quot;;IF([.A479]&lt;[.A48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81]&lt;&gt;&quot;&quot;;IF([.A480]&lt;[.A48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82]&lt;&gt;&quot;&quot;;IF([.A481]&lt;[.A48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83]&lt;&gt;&quot;&quot;;IF([.A482]&lt;[.A48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84]&lt;&gt;&quot;&quot;;IF([.A483]&lt;[.A48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85]&lt;&gt;&quot;&quot;;IF([.A484]&lt;[.A48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86]&lt;&gt;&quot;&quot;;IF([.A485]&lt;[.A48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87]&lt;&gt;&quot;&quot;;IF([.A486]&lt;[.A48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88]&lt;&gt;&quot;&quot;;IF([.A487]&lt;[.A48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89]&lt;&gt;&quot;&quot;;IF([.A488]&lt;[.A48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90]&lt;&gt;&quot;&quot;;IF([.A489]&lt;[.A490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91]&lt;&gt;&quot;&quot;;IF([.A490]&lt;[.A491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92]&lt;&gt;&quot;&quot;;IF([.A491]&lt;[.A492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93]&lt;&gt;&quot;&quot;;IF([.A492]&lt;[.A493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94]&lt;&gt;&quot;&quot;;IF([.A493]&lt;[.A494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95]&lt;&gt;&quot;&quot;;IF([.A494]&lt;[.A495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96]&lt;&gt;&quot;&quot;;IF([.A495]&lt;[.A496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97]&lt;&gt;&quot;&quot;;IF([.A496]&lt;[.A497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98]&lt;&gt;&quot;&quot;;IF([.A497]&lt;[.A498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499]&lt;&gt;&quot;&quot;;IF([.A498]&lt;[.A499];0;1);&quot;&quot;)">
            <text:p/>
          </table:table-cell>
          <table:table-cell table:number-columns-repeated="1022"/>
        </table:table-row>
        <table:table-row table:style-name="ro6">
          <table:table-cell table:style-name="ce3"/>
          <table:table-cell table:formula="of:=IF([.A500]&lt;&gt;&quot;&quot;;IF([.A499]&lt;[.A500];0;1);&quot;&quot;)">
            <text:p/>
          </table:table-cell>
          <table:table-cell table:number-columns-repeated="1022"/>
        </table:table-row>
        <table:table-row table:style-name="ro6" table:number-rows-repeated="6503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7:24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7:24:31.21</dc:date>
    <meta:generator>OpenOffice.org/3.2$Win32 OpenOffice.org_project/320m18$Build-9502</meta:generator>
    <meta:editing-duration>PT00H01M41S</meta:editing-duration>
    <meta:editing-cycles>1</meta:editing-cycles>
    <meta:document-statistic meta:table-count="1" meta:cell-count="1003" meta:object-count="0"/>
  </office:meta>
</office:document-meta>
</file>